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ALTA MERMA, MARCO ANTON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815450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ALTA MERMA, MARC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815450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16/09/2021</text:p>
          </table:table-cell>
          <table:table-cell table:style-name="Tabla2.A2" office:value-type="string">
            <text:p text:style-name="P9">92253632</text:p>
          </table:table-cell>
          <table:table-cell table:style-name="Tabla2.A2" office:value-type="string">
            <text:p text:style-name="P9">24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NDUAVIC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2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39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